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565" officeooo:paragraph-rsid="001875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 -f /tmp/antScript1083719698768134517.xml -Dremote.working.dir=/home/team/NetBeansProjects/ -Dremote.password=***** -Dremote.username=team -Dremote.port=22 -Dprobe.file=/usr/local/netbeans-8.2/java/modules/ext/org-netbeans-modules-java-j2seembedded-probe.jar -Dremote.host=localhost -Dremote.platform.home=/home/guest/Downloads/JDK/ArmJDK/jdk1.8.0_144 -Dplatform.properties.file=/tmp/platform6591557435707763571.properties connect-ssh-password</text:p>
      <text:p text:style-name="P1">connect-ssh-password:</text:p>
      <text:p text:style-name="P1">Connecting to localhost:22</text:p>
      <text:p text:style-name="P1">cmd : mkdir -p '/home/team/NetBeansProjects/'</text:p>
      <text:p text:style-name="P1">Connecting to localhost:22</text:p>
      <text:p text:style-name="P1">done.</text:p>
      <text:p text:style-name="P1">Connecting to localhost:22</text:p>
      <text:p text:style-name="P1">cmd : cd '/home/team/NetBeansProjects/'; '/home/guest/Downloads/JDK/ArmJDK/jdk1.8.0_144/bin/java' -jar org-netbeans-modules-java-j2seembedded-probe.jar platform.properties</text:p>
      <text:p text:style-name="P1">bash: /home/guest/Downloads/JDK/ArmJDK/jdk1.8.0_144/bin/java: cannot execute binary file: Exec format error</text:p>
      <text:p text:style-name="P1">/tmp/antScript1083719698768134517.xml:65: Remote command failed with exit status 126</text:p>
      <text:p text:style-name="P1">BUILD FAILED (total time: 2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6:01:07.291867935</meta:creation-date>
    <dc:date>2017-08-17T16:01:33.655521715</dc:date>
    <meta:editing-duration>PT27S</meta:editing-duration>
    <meta:editing-cycles>1</meta:editing-cycles>
    <meta:document-statistic meta:table-count="0" meta:image-count="0" meta:object-count="0" meta:page-count="1" meta:paragraph-count="11" meta:word-count="59" meta:character-count="993" meta:non-whitespace-character-count="945"/>
    <meta:generator>LibreOffice/5.1.4.2$Linux_x86 LibreOffice_project/10m0$Build-2</meta:generator>
  </office:meta>
</office:document-meta>
</file>